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5" style:family="paragraph" style:parent-style-name="Heading_20_1" style:list-style-name="WWNum2"/>
    <style:style style:name="P26" style:family="paragraph" style:parent-style-name="Heading_20_1" style:list-style-name="WWNum2">
      <style:paragraph-properties fo:break-before="auto" fo:break-after="auto"/>
    </style:style>
    <style:style style:name="P2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Aplicaciones Ofimáticas (Office Applications)</text:span><text:span text:style-name="T2"><text:line-break/></text:span><text:span text:style-name="T3">UD 12. Actividades evaluables 01</text:span></text:p>
      <text:p text:style-name="P1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/text:p>
      <text:p text:style-name="P4"><text:span text:style-name="T5">Actualizado Abril 2023</text:span><draw:frame draw:style-name="fr3" draw:name="image4.png" text:anchor-type="char" svg:x="3.156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8">1. Curso de Docker<text:tab/>3</text:span></text:a></text:p>
          <text:p text:style-name="P14"><text:a xlink:type="simple" xlink:href="#_9maybllx2a09" text:style-name="Index_20_Link" text:visited-style-name="Index_20_Link"><text:span text:style-name="T18">2. Observaciones previas a la realización de tareas evaluables<text:tab/>3</text:span></text:a></text:p>
          <text:p text:style-name="P14"><text:a xlink:type="simple" xlink:href="#_mddm13ai61n6" text:style-name="Index_20_Link" text:visited-style-name="Index_20_Link"><text:span text:style-name="T18">3. Actividades a realizar para seguir parte del “Curso de introducción a Docker”<text:tab/>3</text:span></text:a></text:p>
          <text:p text:style-name="P14"><text:a xlink:type="simple" xlink:href="#_8liwcfhxl8ub" text:style-name="Index_20_Link" text:visited-style-name="Index_20_Link"><text:span text:style-name="T18">4. Actividad 01<text:tab/>3</text:span></text:a></text:p>
          <text:p text:style-name="P14"><text:a xlink:type="simple" xlink:href="#_jsi4oxewkf1n" text:style-name="Index_20_Link" text:visited-style-name="Index_20_Link"><text:span text:style-name="T18">5. Actividad 02<text:tab/>3</text:span></text:a></text:p>
          <text:p text:style-name="P14"><text:a xlink:type="simple" xlink:href="#_5r2m49jjc9dk" text:style-name="Index_20_Link" text:visited-style-name="Index_20_Link"><text:span text:style-name="T18">6. Actividad 03<text:tab/>3</text:span></text:a></text:p>
        </text:index-body>
      </text:table-of-content>
      <text:p text:style-name="P13"/>
      <text:p text:style-name="P16"/>
      <text:p text:style-name="P16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5">UD12. Actividades evaluables 01</text:span></text:p>
      <text:list xml:id="list3340947183" text:style-name="WWNum2">
        <text:list-item>
          <text:p text:style-name="P26"><text:bookmark text:name="_dbh0n1vac4c8"/>Curso de Docker</text:p>
        </text:list-item>
      </text:list>
      <text:p text:style-name="Standard"><text:span text:style-name="T10">Fecha límite de entrega: </text:span><text:span text:style-name="T20">Marte 25 de abril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53116070274099" text:continue-numbering="true" text:style-name="WWNum2">
        <text:list-item>
          <text:p text:style-name="P26"><text:bookmark text:name="_9maybllx2a09"/><text:soft-page-break/>Observaciones previas a la realización de tareas evaluables</text:p>
        </text:list-item>
      </text:list>
      <text:list xml:id="list2084381637" text:style-name="WWNum1">
        <text:list-item>
          <text:p text:style-name="P24">Este entregable deberá enseñarse al profesor en el plazo pedido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53115899702384" text:continue-list="list53116070274099" text:style-name="WWNum2">
        <text:list-item>
          <text:p text:style-name="P26"><text:bookmark text:name="_mddm13ai61n6"/>Actividades a realizar para seguir parte del “Curso de introducción a Docker”</text:p>
        </text:list-item>
      </text:list>
      <text:p text:style-name="P10">Para esta actividad seguiremos el curso “Introducción a Docker” disponible en: <text:a xlink:type="simple" xlink:href="https://sergarb1.github.io/CursoIntroduccionADocker/" text:style-name="ListLabel_20_10" text:visited-style-name="ListLabel_20_10"><text:span text:style-name="T21">https://sergarb1.github.io/CursoIntroduccionADocker/</text:span></text:a></text:p>
      <text:p text:style-name="P10">Aunque podéis hacer todo el curso si queréis aprender, solo será necesario hacer y entregar las actividades que se piden a continuación.</text:p>
      <text:list xml:id="list53117469774075" text:continue-numbering="true" text:style-name="WWNum2">
        <text:list-item>
          <text:p text:style-name="P25"><text:bookmark text:name="_8liwcfhxl8ub"/>Actividad 01</text:p>
        </text:list-item>
      </text:list>
      <text:p text:style-name="Standard">Debéis leer completo el PDF <text:span text:style-name="T10">“Unidad 01 - Introducción a los contenedores y a Docker”</text:span> y el PDF <text:span text:style-name="T10">“Unidad 03 - Principales acciones con Docker”</text:span>. Tras ello debéis realizar los <text:span text:style-name="T20">casos prácticos <text:s/>2 y 3 de la unidad 03.</text:span></text:p>
      <text:p text:style-name="P11"><text:span text:style-name="T9"><text:s/>📕 </text:span><text:span text:style-name="T10">A entregar: </text:span>enseñar al profesorado funcionando los casos prácticos 2 y 3 de la unidad 03.</text:p>
      <text:list xml:id="list53116931663283" text:continue-numbering="true" text:style-name="WWNum2">
        <text:list-item>
          <text:p text:style-name="P25"><text:bookmark text:name="_jsi4oxewkf1n"/>Actividad 02</text:p>
        </text:list-item>
      </text:list>
      <text:p text:style-name="Standard">Debéis leer completo el PDF <text:span text:style-name="T10">“Unidad 05 - Redes y volúmenes en Docker”</text:span>. Tras ello debéis realizar el <text:span text:style-name="T20">caso práctico 1 de la unidad 05.</text:span></text:p>
      <text:p text:style-name="P11"><text:span text:style-name="T9"><text:s/>📕 </text:span><text:span text:style-name="T10">A entregar: </text:span>enseñar al profesorado funcionando el caso práctico 1 de la unidad 05.</text:p>
      <text:list xml:id="list53116191909457" text:continue-numbering="true" text:style-name="WWNum2">
        <text:list-item>
          <text:p text:style-name="P25"><text:bookmark text:name="_5r2m49jjc9dk"/>Actividad 03</text:p>
        </text:list-item>
      </text:list>
      <text:p text:style-name="Standard">Debéis leer completo el PDF <text:span text:style-name="T10">“Unidad 06 - Docker Compose”</text:span>. Tras ello debéis realizar los <text:span text:style-name="T20">casos prácticos 1 y 4 de la unidad 06.</text:span></text:p>
      <text:p text:style-name="P11"><text:span text:style-name="T9"><text:s/>📕 </text:span><text:span text:style-name="T10">A entregar: </text:span>enseñar al profesorado funcionando los casos prácticos 1 y 4 de la unidad 0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2. Actividades evaluables 01</text:span></text:p>
      </style:header>
      <style:footer>
        <text:p text:style-name="MP4"><text:span text:style-name="MT1">Aplicaciones Ofimáticas (Office Applications)<text:tab/><text:tab/>UD12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2" meta:word-count="435" meta:character-count="2623" meta:non-whitespace-character-count="2222"/>
    <meta:generator>LibreOfficeDev/6.0.5.2$Linux_X86_64 LibreOffice_project/</meta:generator>
  </office:meta>
</office:document-meta>
</file>